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B30000019395CA3CAE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3" svg:font-family="Ubuntu" style:font-pitch="variable"/>
    <style:font-face style:name="Ubuntu2" svg:font-family="Ubuntu" style:font-adornments="Normal" style:font-pitch="variable"/>
    <style:font-face style:name="Ubuntu Light4" svg:font-family="'Ubuntu Light'" style:font-adornments="Light" style:font-pitch="variable"/>
    <style:font-face style:name="Ubuntu Light2" svg:font-family="'Ubuntu Light'" style:font-adornments="Maigre" style:font-pitch="variable"/>
    <style:font-face style:name="Ubuntu Medium1" svg:font-family="'Ubuntu Medium'" style:font-pitch="variable"/>
    <style:font-face style:name="Ubuntu Medium" svg:font-family="'Ubuntu Medium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Light1" svg:font-family="'Ubuntu Light'" style:font-adornments="Maigre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5" style:family="graphic" style:parent-style-name="boite_5f_outil">
      <style:graphic-properties fo:min-height="1.25cm" fo:min-width="7.6cm"/>
    </style:style>
    <style:style style:name="gr6" style:family="graphic" style:parent-style-name="boite_5f_outil">
      <style:graphic-properties fo:min-height="1.25cm" fo:min-width="6.648cm"/>
    </style:style>
    <style:style style:name="gr7" style:family="graphic" style:parent-style-name="boite_5f_outil">
      <style:graphic-properties fo:min-height="1.25cm" fo:min-width="5.457cm"/>
    </style:style>
    <style:style style:name="gr8" style:family="graphic" style:parent-style-name="boite_5f_outil">
      <style:graphic-properties fo:min-height="1.25cm" fo:min-width="5.543cm"/>
    </style:style>
    <style:style style:name="gr9" style:family="graphic" style:parent-style-name="boite_5f_outil">
      <style:graphic-properties fo:min-height="1.25cm" fo:min-width="5.5cm"/>
    </style:style>
    <style:style style:name="gr10" style:family="graphic" style:parent-style-name="standard">
      <style:graphic-properties svg:stroke-width="0.1cm" svg:stroke-color="#c5000b" draw:marker-start-width="0.5cm" draw:marker-end-width="0.5cm" draw:fill-color="#ff6600" draw:textarea-horizontal-align="justify" draw:textarea-vertical-align="middle" draw:auto-grow-height="false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Standard-title">
      <style:graphic-properties fo:min-height="1.363cm"/>
    </style:style>
    <style:style style:name="pr2" style:family="presentation" style:parent-style-name="Standard-title">
      <style:graphic-properties draw:auto-grow-height="true" fo:min-height="1.363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subtitle">
      <style:graphic-properties draw:fill-color="#ffffff" fo:min-height="12.18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eeeee" style:font-name="Liberation Sans3" fo:font-size="300pt" style:font-size-asian="300pt" style:font-size-complex="30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text-properties fo:font-size="20pt"/>
    </style:style>
    <style:style style:name="P6" style:family="paragraph">
      <style:text-properties fo:font-size="14pt" style:font-size-asian="14pt" style:font-size-complex="14pt"/>
    </style:style>
    <style:style style:name="P7" style:family="paragraph">
      <style:text-properties fo:font-size="18pt"/>
    </style:style>
    <style:style style:name="P8" style:family="paragraph">
      <style:text-properties fo:font-size="12pt" style:font-size-asian="12pt" style:font-size-complex="12pt"/>
    </style:style>
    <style:style style:name="P9" style:family="paragraph">
      <style:text-properties style:font-name="Liberation Sans4"/>
    </style:style>
    <style:style style:name="P10" style:family="paragraph">
      <style:paragraph-properties fo:text-align="start"/>
      <style:text-properties style:font-name="Liberation Sans4"/>
    </style:style>
    <style:style style:name="P11" style:family="paragraph">
      <style:paragraph-properties fo:text-align="center"/>
      <style:text-properties fo:color="#ffffff" style:font-name="Liberation Sans3" fo:font-size="16pt" style:font-size-asian="16pt" style:font-size-complex="16pt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  <style:text-properties style:font-name="Ubuntu3" fo:font-size="12pt" style:font-size-asian="12pt" style:font-size-complex="12pt"/>
    </style:style>
    <style:style style:name="T1" style:family="text">
      <style:text-properties fo:color="#eeeeee" style:font-name="Liberation Sans3" fo:font-size="300pt" style:font-size-asian="300pt" style:font-size-complex="300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font-name="Ubuntu Medium1" fo:font-weight="normal" style:font-weight-asian="normal" style:font-weight-complex="normal"/>
    </style:style>
    <style:style style:name="T5" style:family="text">
      <style:text-properties fo:font-size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font-name="Liberation Sans4"/>
    </style:style>
    <style:style style:name="T8" style:family="text">
      <style:text-properties style:font-name="Liberation Sans4" fo:font-size="24pt" style:font-size-asian="24pt" style:font-size-complex="24pt"/>
    </style:style>
    <style:style style:name="T9" style:family="text">
      <style:text-properties style:font-name="Ubuntu Medium1"/>
    </style:style>
    <style:style style:name="T10" style:family="text">
      <style:text-properties fo:color="#ffffff" style:font-name="Liberation Sans3"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Ubuntu3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">
        <style:list-level-properties text:min-label-width="1cm"/>
        <style:text-properties fo:font-family="FontAwesome" style:font-style-name="Regular" style:use-window-font-color="true" fo:font-size="100%"/>
      </text:list-level-style-bullet>
      <text:list-level-style-bullet text:level="2" text:bullet-char="">
        <style:list-level-properties text:space-before="0.6cm" text:min-label-width="1cm"/>
        <style:text-properties fo:font-family="FontAwesome" style:font-style-name="Regular" style:use-window-font-color="true" fo:font-size="100%"/>
      </text:list-level-style-bullet>
      <text:list-level-style-bullet text:level="3" text:bullet-char="">
        <style:list-level-properties text:space-before="1.2cm" text:min-label-width="1cm"/>
        <style:text-properties fo:font-family="FontAwesome" style:font-style-name="Regular" style:use-window-font-color="true" fo:font-size="100%"/>
      </text:list-level-style-bullet>
      <text:list-level-style-bullet text:level="4" text:bullet-char="">
        <style:list-level-properties text:space-before="1.8cm" text:min-label-width="1cm"/>
        <style:text-properties fo:font-family="FontAwesome" style:font-style-name="Regular" style:use-window-font-color="true" fo:font-size="100%"/>
      </text:list-level-style-bullet>
      <text:list-level-style-bullet text:level="5" text:bullet-char="">
        <style:list-level-properties text:space-before="2.4cm" text:min-label-width="1cm"/>
        <style:text-properties fo:font-family="FontAwesome" style:font-style-name="Regular" style:use-window-font-color="true" fo:font-size="100%"/>
      </text:list-level-style-bullet>
      <text:list-level-style-bullet text:level="6" text:bullet-char="">
        <style:list-level-properties text:space-before="3cm" text:min-label-width="1cm"/>
        <style:text-properties fo:font-family="FontAwesome" style:font-style-name="Regular" style:use-window-font-color="true" fo:font-size="100%"/>
      </text:list-level-style-bullet>
      <text:list-level-style-bullet text:level="7" text:bullet-char="">
        <style:list-level-properties text:space-before="3.6cm" text:min-label-width="1cm"/>
        <style:text-properties fo:font-family="FontAwesome" style:font-style-name="Regular" style:use-window-font-color="true" fo:font-size="100%"/>
      </text:list-level-style-bullet>
      <text:list-level-style-bullet text:level="8" text:bullet-char="">
        <style:list-level-properties text:space-before="4.2cm" text:min-label-width="1cm"/>
        <style:text-properties fo:font-family="FontAwesome" style:font-style-name="Regular" style:use-window-font-color="true" fo:font-size="100%"/>
      </text:list-level-style-bullet>
      <text:list-level-style-bullet text:level="9" text:bullet-char="">
        <style:list-level-properties text:space-before="4.8cm" text:min-label-width="1cm"/>
        <style:text-properties fo:font-family="FontAwesome" style:font-style-name="Regular" style:use-window-font-color="true" fo:font-size="100%"/>
      </text:list-level-style-bullet>
      <text:list-level-style-bullet text:level="10" text:bullet-char="">
        <style:list-level-properties text:space-before="5.4cm" text:min-label-width="1cm"/>
        <style:text-properties fo:font-family="FontAwesome" style:font-style-name="Regular" style:use-window-font-color="true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1.363cm" svg:x="1.4cm" svg:y="0.437cm" presentation:class="title" presentation:user-transformed="true">
          <draw:text-box>
            <text:p>Introduction aux modèles de menaces</text:p>
          </draw:text-box>
        </draw:frame>
        <draw:frame draw:style-name="gr1" draw:text-style-name="P1" draw:layer="layout" svg:width="15.759cm" svg:height="14.6cm" svg:x="6.4cm" svg:y="3.4cm">
          <draw:image xlink:href="Pictures/10000201000001B30000019395CA3CA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custom-shape draw:style-name="gr3" draw:text-style-name="P2" draw:layer="layout" svg:width="5.2cm" svg:height="4.8cm" svg:x="22.5cm" svg:y="12.57cm">
          <text:p text:style-name="P1"><text:span text:style-name="T1">»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cm" svg:height="4.8cm" svg:x="0.3cm" svg:y="2.4cm">
          <text:p text:style-name="P1"><text:span text:style-name="T1">«</text:span></text:p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1.363cm" svg:x="1.4cm" svg:y="0.437cm" presentation:class="title">
          <draw:text-box>
            <text:p>Proposition de définition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Une manière de strictement penser au type de protection dont vous avez besoin pour vos données.</text:p>
            <text:p>Il est impossible de les protéger contre toute sorte de subterfuges ou d’attaquants, vous devez donc vous concentrer sur les personnes susceptibles de vouloir accéder à vos données, ce qu’elles veulent en retirer et la manière de les obtenir. </text:p>
            <text:p>Élaborer un ensemble d’attaques possibles contre lesquelles vous envisagez de vous protéger se dénomme modèle de menace.</text:p>
          </draw:text-box>
        </draw:frame>
        <draw:frame draw:style-name="gr4" draw:text-style-name="P4" draw:layer="layout" svg:width="9.184cm" svg:height="0.856cm" svg:x="18.2cm" svg:y="19.8cm">
          <draw:text-box>
            <text:p text:style-name="P3"><text:span text:style-name="T2"><text:a xlink:href="https://ssd.eff.org/fr/glossary/modèle-de-menace" xlink:type="simple">Source : Electronic Frontier Foundatio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.363cm" svg:x="1.4cm" svg:y="0.437cm" presentation:class="title">
          <draw:text-box>
            <text:p>Proposition de définition</text:p>
          </draw:text-box>
        </draw:frame>
        <draw:frame presentation:style-name="pr3" draw:layer="layout" svg:width="25.199cm" svg:height="12.18cm" svg:x="1.4cm" svg:y="4.914cm" presentation:class="outline">
          <draw:text-box>
            <text:p><text:span text:style-name="T3">Le modèle de menaces peut être représenté sous forme de diagramme en trois sections ;</text:span></text:p>
            <text:p><text:span text:style-name="T3">- les données que vous voulez protéger</text:span></text:p>
            <text:p><text:span text:style-name="T3">- les menaces extérieurs</text:span></text:p>
            <text:p><text:span text:style-name="T3">- les moyens pour protégez vos donné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1.363cm" svg:x="1.4cm" svg:y="0.437cm" presentation:class="title" presentation:user-transformed="true">
          <draw:text-box>
            <text:p>Exemple de profi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- Journaliste </text:p>
            <text:p>- Blogueur en zone de conflit</text:p>
            <text:p>- Militant des droits de l'homme</text:p>
            <text:p>- Lanceur d'alerte</text:p>
            <text:p>- Citoyen soucieux de défendre sa vie privée</text:p>
            <text:p>- Ado gay, lesbienne</text:p>
            <text:p>- Femme d'un mari jaloux, violent</text:p>
            <text:p>- etc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.363cm" svg:x="1.4cm" svg:y="0.437cm" presentation:class="title" presentation:user-transformed="true">
          <draw:text-box>
            <text:p>Bloggeur en zone de conflit</text:p>
          </draw:text-box>
        </draw:frame>
        <draw:frame presentation:style-name="pr3" draw:layer="layout" svg:width="25.199cm" svg:height="14.286cm" svg:x="1.4cm" svg:y="3.914cm" presentation:class="outline" presentation:user-transformed="true">
          <draw:text-box>
            <text:p><text:span text:style-name="T4">Les données à protéger</text:span></text:p>
            <text:p>Article en cours de rédaction, sources, échanges avec les sources…</text:p>
            <text:p/>
            <text:p><text:span text:style-name="T4">Menaces extérieurs</text:span></text:p>
            <text:p>Gouvernent, police, armée, terroristes<text:line-break/>(risque d'arrestation, de prison, de mort ?)</text:p>
            <text:p/>
            <text:p><text:span text:style-name="T4">Moyens pour protégez les données</text:span></text:p>
            <text:p>Chiffrement des données, OS live amnésique, messagerie instantanée chiffré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.363cm" svg:x="1.4cm" svg:y="0.437cm" presentation:class="title" presentation:user-transformed="true">
          <draw:text-box>
            <text:p>Femme d'un mari jaloux</text:p>
          </draw:text-box>
        </draw:frame>
        <draw:frame presentation:style-name="pr3" draw:layer="layout" svg:width="25.199cm" svg:height="14.286cm" svg:x="1.4cm" svg:y="3.914cm" presentation:class="outline" presentation:user-transformed="true">
          <draw:text-box>
            <text:p><text:span text:style-name="T4">Les données à protéger</text:span></text:p>
            <text:p>Messages personnels, navigation web, sms...</text:p>
            <text:p/>
            <text:p><text:span text:style-name="T4">Menaces extérieurs</text:span></text:p>
            <text:p>Mari jaloux, violent ?</text:p>
            <text:p/>
            <text:p><text:span text:style-name="T4">Moyens pour protégez les données</text:span></text:p>
            <text:p>Navigation privée, mot de passe sur le smartphone, smsecure...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.363cm" svg:x="1.4cm" svg:y="0.437cm" presentation:class="title" presentation:user-transformed="true">
          <draw:text-box>
            <text:p>Ado gay, lesbienne</text:p>
          </draw:text-box>
        </draw:frame>
        <draw:frame presentation:style-name="pr3" draw:layer="layout" svg:width="25.199cm" svg:height="14.286cm" svg:x="1.4cm" svg:y="3.914cm" presentation:class="outline" presentation:user-transformed="true">
          <draw:text-box>
            <text:p><text:span text:style-name="T4">Les données à protéger</text:span></text:p>
            <text:p>SMS, navigation web</text:p>
            <text:p/>
            <text:p><text:span text:style-name="T4">Menaces extérieurs</text:span></text:p>
            <text:p>Parents, connaissances</text:p>
            <text:p/>
            <text:p><text:span text:style-name="T4">Moyens pour protégez les données</text:span></text:p>
            <text:p>Navigation privée, TOR, OS amnésique, chiffrement du smartphon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office:forms form:automatic-focus="false" form:apply-design-mode="false"/>
        <draw:custom-shape draw:style-name="boite_5f_donneesaproteger" draw:layer="layout" svg:width="8.1cm" svg:height="1.5cm" svg:x="19.15cm" svg:y="14.3cm">
          <text:p>Coordonnées des sources</text:p>
          <draw:enhanced-geometry svg:viewBox="0 0 21600 21600" draw:type="rectangle" draw:enhanced-path="M 0 0 L 21600 0 21600 21600 0 21600 0 0 Z N"/>
        </draw:custom-shape>
        <draw:custom-shape draw:style-name="boite_5f_donneesaproteger" draw:layer="layout" svg:width="8.1cm" svg:height="1.5cm" svg:x="1.4cm" svg:y="14.3cm">
          <text:p>Article en cours de rédaction</text:p>
          <draw:enhanced-geometry svg:viewBox="0 0 21600 21600" draw:type="rectangle" draw:enhanced-path="M 0 0 L 21600 0 21600 21600 0 21600 0 0 Z N"/>
        </draw:custom-shape>
        <draw:custom-shape draw:style-name="boite_5f_donneesaproteger" draw:layer="layout" svg:width="8.1cm" svg:height="1.5cm" svg:x="10.2cm" svg:y="14.3cm">
          <text:p>Échanges avec les sources</text:p>
          <draw:enhanced-geometry svg:viewBox="0 0 21600 21600" draw:type="rectangle" draw:enhanced-path="M 0 0 L 21600 0 21600 21600 0 21600 0 0 Z N"/>
        </draw:custom-shape>
        <draw:custom-shape draw:style-name="boite_5f_menace" draw:layer="layout" svg:width="15.956cm" svg:height="1cm" svg:x="1.4cm" svg:y="4.4cm">
          <text:p>Gouvernement, police</text:p>
          <draw:enhanced-geometry svg:viewBox="0 0 21600 21600" draw:type="rectangle" draw:enhanced-path="M 0 0 L 21600 0 21600 21600 0 21600 0 0 Z N"/>
        </draw:custom-shape>
        <draw:custom-shape draw:style-name="boite_5f_faille" draw:layer="layout" svg:width="15.956cm" svg:height="3.78cm" svg:x="1.4cm" svg:y="6.22cm">
          <text:p>Piratage d'ordinateur,</text:p>
          <text:p>installation de mouchards,</text:p>
          <text:p>Piratage de boite mail,</text:p>
          <text:p>attaques homme du mileu,</text:p>
          <text:p>installation de trojans,</text:p>
          <text:p>surveillance de masse,</text:p>
          <text:p>récupération de données upstream (NSA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oite_5f_faille" draw:layer="layout" svg:width="8.5cm" svg:height="1.6cm" svg:x="18.75cm" svg:y="6.22cm">
          <text:p>Recoupement d'informations,</text:p>
          <text:p>Attaque homme du milieu</text:p>
          <draw:enhanced-geometry svg:viewBox="0 0 21600 21600" draw:type="rectangle" draw:enhanced-path="M 0 0 L 21600 0 21600 21600 0 21600 0 0 Z N"/>
        </draw:custom-shape>
        <draw:custom-shape draw:style-name="gr5" draw:layer="layout" svg:width="8.1cm" svg:height="1.5cm" svg:x="1.4cm" svg:y="12.45cm">
          <text:p>Chiffrement des fichier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layer="layout" svg:width="8.1cm" svg:height="1.5cm" svg:x="10.2cm" svg:y="12.45cm">
          <text:p>Messagerie chiffr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layer="layout" svg:width="8.1cm" svg:height="1.5cm" svg:x="19.15cm" svg:y="12.45cm">
          <text:p>Os amnésiq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oite_5f_menace" draw:layer="layout" svg:width="8.5cm" svg:height="1cm" svg:x="18.75cm" svg:y="4.4cm">
          <text:p>Terroristes</text:p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1.363cm" svg:x="1.4cm" svg:y="0.437cm" presentation:class="title">
          <draw:text-box>
            <text:p>Blogueur en zone de conflit (dictature)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.363cm" svg:x="1.4cm" svg:y="0.437cm" presentation:class="title">
          <draw:text-box>
            <text:p>Citoyen soucieux de défendre sa vie privée</text:p>
          </draw:text-box>
        </draw:frame>
        <draw:frame presentation:style-name="pr3" draw:layer="layout" svg:width="25.199cm" svg:height="14.286cm" svg:x="1.386cm" svg:y="3.914cm" presentation:class="outline" presentation:user-transformed="true">
          <draw:text-box>
            <text:p><text:span text:style-name="T4">Les données à protéger</text:span></text:p>
            <text:p>Données personnelles, mot de passes...</text:p>
            <text:p/>
            <text:p><text:span text:style-name="T4">Menaces extérieurs</text:span></text:p>
            <text:p>Gouvernent, police, pirates...</text:p>
            <text:p/>
            <text:p><text:span text:style-name="T4">Moyens pour protégez les données</text:span></text:p>
            <text:p>Chiffrement des fichiers, gestionnaire de mots de passe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custom-shape draw:style-name="boite_5f_menace" draw:layer="layout" svg:width="19.4cm" svg:height="0.962cm" svg:x="0.4cm" svg:y="4.75cm">
          <text:p>Gouvernement, pol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oite_5f_faille" draw:layer="layout" svg:width="19.4cm" svg:height="4.3cm" svg:x="0.4cm" svg:y="6.01cm">
          <text:p>installation de mouchards légaux,</text:p>
          <text:p>attaques homme du milieu,</text:p>
          <text:p>surveillance de masse,</text:p>
          <text:p>récupération de données upstream (NSA),</text:p>
          <text:p>IMSI catcher,</text:p>
          <text:p>boites noires...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layer="layout" svg:width="7.148cm" svg:height="1.5cm" svg:x="0.4cm" svg:y="10.8cm">
          <text:p><text:span text:style-name="T5">Chiffrement des fichi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layer="layout" svg:width="6.018cm" svg:height="1.5cm" svg:x="7.613cm" svg:y="10.8cm">
          <text:p><text:span text:style-name="T5">Messagerie chiffr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" draw:layer="layout" svg:width="25.199cm" svg:height="1.363cm" svg:x="1.4cm" svg:y="0.437cm" presentation:class="title" presentation:user-transformed="true">
          <draw:text-box>
            <text:p>Citoyen soucieux de défendre sa vie privée</text:p>
          </draw:text-box>
        </draw:frame>
        <draw:custom-shape draw:style-name="boite_5f_donneesaproteger" draw:layer="layout" svg:width="7.125cm" svg:height="1.8cm" svg:x="0.4cm" svg:y="12.4cm">
          <text:p>Données privé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oite_5f_donneesaproteger" draw:text-style-name="P6" draw:layer="layout" svg:width="5.957cm" svg:height="1.8cm" svg:x="7.643cm" svg:y="12.4cm">
          <text:p text:style-name="P6"><text:span text:style-name="T2">Contact avec des milita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oite_5f_donneesaproteger" draw:layer="layout" svg:width="6.043cm" svg:height="1.8cm" svg:x="13.757cm" svg:y="12.4cm">
          <text:p>Organisation<text:line-break/>de manifes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6.043cm" svg:height="1.5cm" svg:x="13.757cm" svg:y="10.8cm">
          <text:p><text:span text:style-name="T5">Messagerie chiffr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oite_5f_menace" draw:layer="layout" svg:width="6cm" svg:height="0.962cm" svg:x="21.159cm" svg:y="4.75cm">
          <text:p>Voisin curie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oite_5f_faille" draw:text-style-name="P8" draw:layer="layout" svg:width="6cm" svg:height="4.3cm" draw:transform="rotate (0.00017453292519729) translate (21.159cm 6.01cm)">
          <text:p text:style-name="P8"><text:span text:style-name="T6">Attaque sur le wifi,</text:span></text:p>
          <text:p text:style-name="P8"><text:span text:style-name="T6">Capture des trames rés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6cm" svg:height="1.5cm" svg:x="21.159cm" svg:y="10.778cm">
          <text:p text:style-name="P8"><text:span text:style-name="T6">Mots de passes robustes</text:span><text:span text:style-name="T6"><text:line-break/></text:span><text:span text:style-name="T6">sécurisation de sa box (wif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boite_5f_donneesaproteger" draw:text-style-name="P8" draw:layer="layout" svg:width="6.043cm" svg:height="1.622cm" svg:x="21.138cm" svg:y="12.478cm">
          <text:p text:style-name="P8"><text:span text:style-name="T6">Ordinateurs personnel,</text:span></text:p>
          <text:p text:style-name="P8"><text:span text:style-name="T6">Tablettes/smartphone,</text:span></text:p>
          <text:p text:style-name="P8"><text:span text:style-name="T6">Documents...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0">
        <office:forms form:automatic-focus="false" form:apply-design-mode="false"/>
        <draw:frame presentation:style-name="pr1" draw:layer="layout" svg:width="25.199cm" svg:height="1.363cm" svg:x="1.4cm" svg:y="0.437cm" presentation:class="title">
          <draw:text-box>
            <text:p>Une démarche globale</text:p>
          </draw:text-box>
        </draw:frame>
        <draw:frame presentation:style-name="pr5" draw:text-style-name="P9" draw:layer="layout" svg:width="26.6cm" svg:height="12.18cm" svg:x="0.8cm" svg:y="4.914cm" presentation:class="subtitle" presentation:user-transformed="true">
          <draw:text-box>
            <text:p text:style-name="P9"><text:span text:style-name="T7">La protection de données sensible ne passe pas forcément par le chiffrement.</text:span></text:p>
            <text:p text:style-name="P9"><text:span text:style-name="T7"/></text:p>
            <text:p text:style-name="P9"><text:span text:style-name="T7">Défendre sa vie privée est une démarche globale.</text:span></text:p>
            <text:p text:style-name="P9"><text:span text:style-name="T7"/></text:p>
            <text:p text:style-name="P10"><text:span text:style-name="T7">Exemples</text:span></text:p>
            <text:list text:style-name="L3">
              <text:list-item>
                <text:p text:style-name="P10"><text:span text:style-name="T8">Envoyer des sms chiffré dans le métro</text:span></text:p>
              </text:list-item>
              <text:list-item>
                <text:p text:style-name="P10"><text:span text:style-name="T8">Envoyer sa clé privée GPG en pièce jointe</text:span></text:p>
              </text:list-item>
              <text:list-item>
                <text:p text:style-name="P10"><text:span text:style-name="T8">Faire des mails de masse avec des adresses en copie carbone</text:span></text:p>
              </text:list-item>
              <text:list-item>
                <text:p text:style-name="P10"><text:span text:style-name="T8">Laisser un inconnu utiliser sa session avec ses clés privé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1.363cm" svg:x="1.4cm" svg:y="0.437cm" presentation:class="title" presentation:user-transformed="true">
          <draw:text-box>
            <text:p>Exemples de logiciel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><text:span text:style-name="T9">Chiffrement des fichiers</text:span></text:p>
            <text:p>LUKS, cryptesetup, Truecrypt, encfs<text:line-break/></text:p>
            <text:p><text:span text:style-name="T9">Messageries chiffrées</text:span></text:p>
            <text:p>Jabber + OTR, Tox, Cryptochat<text:line-break/></text:p>
            <text:p><text:span text:style-name="T9">OS amnésique</text:span></text:p>
            <text:p>TAILS<text:line-break/></text:p>
            <text:p><text:span text:style-name="T9">Navigateur anonyme</text:span></text:p>
            <text:p>TOR</text:p>
          </draw:text-box>
        </draw:frame>
        <draw:custom-shape draw:style-name="gr10" draw:text-style-name="P11" draw:layer="layout" svg:width="9.2cm" svg:height="4.6cm" svg:x="17.4cm" svg:y="3.6cm">
          <text:p text:style-name="P1"><text:span text:style-name="T10">Tous les logiciels ne sont pas adaptés à toutes les menaces !</text:span></text:p>
          <text:p text:style-name="P1"><text:span text:style-name="T10"/></text:p>
          <text:p text:style-name="P1"><text:span text:style-name="T10">Bien se renseigner avant de faire usage d'un logiciel est primordial !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1">
        <office:forms form:automatic-focus="false" form:apply-design-mode="false"/>
        <draw:frame presentation:style-name="pr2" draw:layer="layout" svg:width="25.199cm" svg:height="1.363cm" svg:x="1.4cm" svg:y="0.437cm" presentation:class="title" presentation:user-transformed="true">
          <draw:text-box>
            <text:p>Sources</text:p>
          </draw:text-box>
        </draw:frame>
        <draw:frame presentation:style-name="pr3" draw:layer="layout" svg:width="25.199cm" svg:height="12.18cm" svg:x="1.4cm" svg:y="4.914cm" presentation:class="outline" presentation:user-transformed="true">
          <draw:text-box>
            <text:p text:style-name="P3"><text:span text:style-name="T11"><text:a xlink:href="https://github.com/cafe-vie-privee/communication" xlink:type="simple">Ressources de communication autour des Cafés Vie Privée</text:a></text:span><text:span text:style-name="T11">(Github)</text:span></text:p>
            <text:p text:style-name="P3"><text:span text:style-name="T11"><text:a xlink:href="https://ssd.eff.org/fr/module/une-introduction-au-modèle-de-menace" xlink:type="simple">Une Introduction au Modèle de Menace</text:a></text:span><text:span text:style-name="T11"> (EFF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0">
        <office:forms form:automatic-focus="false" form:apply-design-mode="false"/>
        <draw:frame presentation:style-name="pr2" draw:layer="layout" svg:width="25.199cm" svg:height="1.363cm" svg:x="1.4cm" svg:y="0.437cm" presentation:class="title">
          <draw:text-box>
            <text:p>Merci de votre attention !</text:p>
          </draw:text-box>
        </draw:frame>
        <draw:frame presentation:style-name="pr5" draw:layer="layout" svg:width="25.199cm" svg:height="12.18cm" svg:x="1.4cm" svg:y="4.914cm" presentation:class="subtitle">
          <draw:text-box>
            <text:p>Place aux questions,</text:p>
            <text:p>et aux ateliers pratiques !</text:p>
          </draw:text-box>
        </draw:frame>
        <draw:frame draw:style-name="gr11" draw:text-style-name="P13" draw:layer="layout" svg:width="5.916cm" svg:height="1.685cm" svg:x="10.784cm" svg:y="19.1cm">
          <draw:text-box>
            <text:p text:style-name="P12"><text:span text:style-name="T12">Ce diaporama est placé sous</text:span></text:p>
            <text:p text:style-name="P12"><text:span text:style-name="T12">Creative Commons BY-SA</text:span></text:p>
            <text:p text:style-name="P12"><text:span text:style-name="T12">Création : Djan GICQUEL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3" svg:font-family="Ubuntu" style:font-pitch="variable"/>
    <style:font-face style:name="Ubuntu2" svg:font-family="Ubuntu" style:font-adornments="Normal" style:font-pitch="variable"/>
    <style:font-face style:name="Ubuntu Light4" svg:font-family="'Ubuntu Light'" style:font-adornments="Light" style:font-pitch="variable"/>
    <style:font-face style:name="Ubuntu Light2" svg:font-family="'Ubuntu Light'" style:font-adornments="Maigre" style:font-pitch="variable"/>
    <style:font-face style:name="Ubuntu Medium1" svg:font-family="'Ubuntu Medium'" style:font-pitch="variable"/>
    <style:font-face style:name="Ubuntu Medium" svg:font-family="'Ubuntu Medium'" style:font-adornments="Light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1" svg:font-family="Ubuntu" style:font-adornments="Normal" style:font-family-generic="roman" style:font-pitch="variable"/>
    <style:font-face style:name="Ubuntu Light" svg:font-family="'Ubuntu Light'" style:font-family-generic="roman" style:font-pitch="variable"/>
    <style:font-face style:name="Ubuntu Light3" svg:font-family="'Ubuntu Light'" style:font-adornments="Light" style:font-family-generic="roman" style:font-pitch="variable"/>
    <style:font-face style:name="Ubuntu Light1" svg:font-family="'Ubuntu Light'" style:font-adornments="Maigre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4" draw:end-color="#ffffff" draw:start-intensity="100%" draw:end-intensity="100%" draw:angle="0" draw:border="0%"/>
    <draw:gradient draw:name="Green_20_Gradient_20_1" draw:display-name="Green Gradient 1" draw:style="linear" draw:start-color="#00cc33" draw:end-color="#009933" draw:start-intensity="100%" draw:end-intensity="85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t_20_sans_20_remplissage_20_et_20_sans_20_ligne" style:display-name="Objet sans remplissage et sans lig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re_5f_protéger_5f_vie_5f_privée" style:display-name="titre_protéger_vie_privée" style:family="graphic" style:parent-style-name="standard">
      <style:graphic-properties draw:stroke="none" draw:stroke-dash="Dashed_20__28_var_29__20_3" svg:stroke-color="#000000" draw:fill="none" draw:fill-color="#ffffff" draw:fill-gradient-name="Gradient_20_7" draw:fill-hatch-name="Hatching_20_1" draw:fill-image-name="Bitmape_20_1" draw:textarea-horizontal-align="left" draw:auto-grow-height="true" draw:auto-grow-width="false" fo:min-height="0.954cm" fo:min-width="10.937cm"/>
      <style:text-properties style:font-name="Ubuntu2" fo:font-family="Ubuntu" style:font-style-name="Normal" style:font-pitch="variable" fo:font-size="24pt" fo:font-weight="normal"/>
    </style:style>
    <style:style style:name="texte_5f_protéger_5f_vie_5f_privée" style:display-name="texte_protéger_vie_privée" style:family="graphic" style:parent-style-name="standard">
      <style:graphic-properties draw:stroke="none" draw:stroke-dash="Dashed_20__28_var_29__20_3" svg:stroke-color="#000000" draw:fill="none" draw:fill-color="#ffffff" draw:fill-gradient-name="Gradient_20_7" draw:fill-hatch-name="Hatching_20_1" draw:fill-image-name="Bitmape_20_1" draw:textarea-horizontal-align="left" draw:auto-grow-height="true" draw:auto-grow-width="true" fo:min-height="0cm" fo:min-width="0cm"/>
      <style:text-properties style:font-name="Ubuntu Light2" fo:font-family="'Ubuntu Light'" style:font-style-name="Maigre" style:font-pitch="variable" fo:font-size="17pt" fo:font-weight="250"/>
    </style:style>
    <style:style style:name="boite_5f_faille" style:display-name="boite_faille" style:family="graphic" style:parent-style-name="standard">
      <style:graphic-properties draw:stroke="none" draw:stroke-dash="Dashed_20__28_var_29__20_3" svg:stroke-width="0.05cm" svg:stroke-color="#ff950e" draw:fill="solid" draw:fill-color="#ff9966" draw:fill-gradient-name="Gradient_20_9" draw:fill-hatch-name="Hatching_20_1" draw:fill-image-name="Bitmape_20_1" draw:fill-image-width="0cm" draw:fill-image-height="0cm" draw:textarea-horizontal-align="justify" draw:textarea-vertical-align="middle" draw:auto-grow-height="false" fo:padding-top="0.15cm" fo:padding-bottom="0.15cm" fo:padding-left="0.275cm" fo:padding-right="0.275cm"/>
      <style:paragraph-properties fo:text-align="center"/>
      <style:text-properties style:font-name="Liberation Sans2" fo:font-family="'Liberation Sans'" style:font-style-name="Normal" style:font-family-generic="swiss" style:font-pitch="variable" fo:font-size="13pt"/>
    </style:style>
    <style:style style:name="boite_5f_donneesaproteger" style:display-name="boite_donneesaproteger" style:family="graphic" style:parent-style-name="standard">
      <style:graphic-properties draw:stroke="solid" draw:stroke-dash="Dashed_20__28_var_29__20_3" svg:stroke-width="0.05cm" svg:stroke-color="#004586" draw:marker-start-width="0.28cm" draw:marker-end-width="0.28cm" draw:fill="solid" draw:fill-color="#99ffff" draw:fill-gradient-name="Gradient_20_9" draw:gradient-step-count="0" draw:fill-hatch-name="Hatching_20_1" draw:fill-image-name="Bitmape_20_1" draw:fill-image-width="0cm" draw:fill-image-height="0cm" draw:textarea-horizontal-align="justify" draw:textarea-vertical-align="middle" draw:auto-grow-height="false" fo:padding-top="-0.675cm" fo:padding-bottom="-0.675cm" fo:padding-left="-0.55cm" fo:padding-right="-0.55cm"/>
      <style:paragraph-properties fo:text-align="center"/>
      <style:text-properties style:font-name="Liberation Sans2" fo:font-family="'Liberation Sans'" style:font-style-name="Normal" style:font-family-generic="swiss" style:font-pitch="variable" fo:font-size="16pt"/>
    </style:style>
    <style:style style:name="boite_5f_menace" style:display-name="boite_menace" style:family="graphic" style:parent-style-name="standard">
      <style:graphic-properties draw:stroke="none" draw:stroke-dash="Dashed_20__28_var_29__20_3" svg:stroke-color="#dc2300" draw:fill="solid" draw:fill-color="#ff6600" draw:fill-gradient-name="Gradient_20_9" draw:fill-hatch-name="Hatching_20_1" draw:fill-image-name="Bitmape_20_1" draw:fill-image-width="0cm" draw:fill-image-height="0cm" draw:textarea-horizontal-align="justify" draw:textarea-vertical-align="middle" draw:auto-grow-height="false"/>
      <style:paragraph-properties fo:text-align="center"/>
      <style:text-properties style:font-name="Liberation Sans2" fo:font-family="'Liberation Sans'" style:font-style-name="Normal" style:font-family-generic="swiss" style:font-pitch="variable" fo:font-size="18pt"/>
    </style:style>
    <style:style style:name="vecteur_5f_attaque" style:display-name="vecteur_attaque" style:family="graphic" style:parent-style-name="objectwithoutfill">
      <style:graphic-properties svg:stroke-width="0.053cm" svg:stroke-color="#ff420e" draw:marker-start-width="0.279cm" draw:marker-end-width="0.279cm" draw:fill="none" draw:fill-color="#dc2300" draw:opacity="100%" draw:textarea-vertical-align="middle" fo:padding-top="0.026cm" fo:padding-bottom="0.026cm" fo:padding-left="0.026cm" fo:padding-right="0.026cm"/>
      <style:paragraph-properties fo:text-align="center"/>
    </style:style>
    <style:style style:name="boite_5f_outil" style:display-name="boite_outil" style:family="graphic" style:parent-style-name="standard">
      <style:graphic-properties draw:stroke="solid" draw:stroke-dash="Dashed_20__28_var_29__20_3" svg:stroke-width="0.05cm" svg:stroke-color="#336600" draw:marker-start-width="0.28cm" draw:marker-end-width="0.28cm" draw:fill="gradient" draw:fill-gradient-name="Green_20_Gradient_20_1" draw:fill-hatch-name="Hatching_20_1" draw:fill-image-name="Bitmape_20_1" draw:fill-image-width="0cm" draw:fill-image-height="0cm" draw:textarea-vertical-align="middle"/>
      <style:paragraph-properties fo:text-align="center"/>
      <style:text-properties fo:color="#ffffff" style:font-name="Liberation Sans2" fo:font-family="'Liberation Sans'" style:font-style-name="Normal" style:font-family-generic="swiss" style:font-pitch="variabl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8pt" style:font-size-asian="28pt" style:font-size-complex="28pt"/>
    </style:style>
    <style:style style:name="Standard-outline4" style:family="presentation" style:parent-style-name="Standard-outline3">
      <style:paragraph-properties fo:margin-top="0cm" fo:margin-bottom="0.2cm"/>
      <style:text-properties fo:font-size="28pt" style:font-size-asian="28pt" style:font-size-complex="28pt"/>
    </style:style>
    <style:style style:name="Standard-outline5" style:family="presentation" style:parent-style-name="Standard-outline4">
      <style:paragraph-properties fo:margin-top="0cm" fo:margin-bottom="0.1cm"/>
      <style:text-properties fo:font-size="28pt" style:font-size-asian="28pt" style:font-size-complex="28pt"/>
    </style:style>
    <style:style style:name="Standard-outline6" style:family="presentation" style:parent-style-name="Standard-outline5">
      <style:paragraph-properties fo:margin-top="0cm" fo:margin-bottom="0.1cm"/>
      <style:text-properties fo:font-size="28pt" style:font-size-asian="28pt" style:font-size-complex="28pt"/>
    </style:style>
    <style:style style:name="Standard-outline7" style:family="presentation" style:parent-style-name="Standard-outline6">
      <style:paragraph-properties fo:margin-top="0cm" fo:margin-bottom="0.1cm"/>
      <style:text-properties fo:font-size="28pt" style:font-size-asian="28pt" style:font-size-complex="28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74747" style:text-outline="false" style:text-line-through-style="none" style:text-line-through-type="none" style:font-name="Ubuntu3" fo:font-family="Ubuntu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ésentation_25_20chiffrofête-background" style:display-name="Présentation%20chiffrofête-background" style:family="presentation">
      <style:graphic-properties draw:stroke="none" draw:fill="none"/>
      <style:text-properties style:letter-kerning="true"/>
    </style:style>
    <style:style style:name="Présentation_25_20chiffrofête-backgroundobjects" style:display-name="Présentation%20chiffrofê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ésentation_25_20chiffrofête-notes" style:display-name="Présentation%20chiffrofê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résentation_25_20chiffrofête-outline1" style:display-name="Présentation%20chiffrofête-outline1" style:family="presentation">
      <style:graphic-properties draw:stroke="none" draw:fill="none" draw:auto-grow-height="false" draw:fit-to-size="shrink-to-fit">
        <text:list-style style:name="Présentation_25_20chiffrofête-outline1" style:display-name="Présentation%20chiffrofê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Ubuntu Light4" fo:font-family="'Ubuntu Light'" style:font-style-name="Light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résentation_25_20chiffrofête-outline2" style:display-name="Présentation%20chiffrofête-outline2" style:family="presentation" style:parent-style-name="Présentation_25_20chiffrofê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ésentation_25_20chiffrofête-outline3" style:display-name="Présentation%20chiffrofête-outline3" style:family="presentation" style:parent-style-name="Présentation_25_20chiffrofête-outline2">
      <style:paragraph-properties fo:margin-left="0cm" fo:margin-right="0cm" fo:margin-top="0cm" fo:margin-bottom="0.3cm" fo:text-indent="0cm"/>
      <style:text-properties fo:font-size="28pt" style:font-size-asian="28pt" style:font-size-complex="28pt"/>
    </style:style>
    <style:style style:name="Présentation_25_20chiffrofête-outline4" style:display-name="Présentation%20chiffrofête-outline4" style:family="presentation" style:parent-style-name="Présentation_25_20chiffrofête-outline3">
      <style:paragraph-properties fo:margin-left="0cm" fo:margin-right="0cm" fo:margin-top="0cm" fo:margin-bottom="0.2cm" fo:text-indent="0cm"/>
      <style:text-properties fo:font-size="28pt" style:font-size-asian="28pt" style:font-size-complex="28pt"/>
    </style:style>
    <style:style style:name="Présentation_25_20chiffrofête-outline5" style:display-name="Présentation%20chiffrofête-outline5" style:family="presentation" style:parent-style-name="Présentation_25_20chiffrofête-outline4">
      <style:paragraph-properties fo:margin-left="0cm" fo:margin-right="0cm" fo:margin-top="0cm" fo:margin-bottom="0.1cm" fo:text-indent="0cm"/>
      <style:text-properties fo:font-size="28pt" style:font-size-asian="28pt" style:font-size-complex="28pt"/>
    </style:style>
    <style:style style:name="Présentation_25_20chiffrofête-outline6" style:display-name="Présentation%20chiffrofête-outline6" style:family="presentation" style:parent-style-name="Présentation_25_20chiffrofête-outline5">
      <style:paragraph-properties fo:margin-left="0cm" fo:margin-right="0cm" fo:margin-top="0cm" fo:margin-bottom="0.1cm" fo:text-indent="0cm"/>
      <style:text-properties fo:font-size="28pt" style:font-size-asian="28pt" style:font-size-complex="28pt"/>
    </style:style>
    <style:style style:name="Présentation_25_20chiffrofête-outline7" style:display-name="Présentation%20chiffrofête-outline7" style:family="presentation" style:parent-style-name="Présentation_25_20chiffrofête-outline6">
      <style:paragraph-properties fo:margin-left="0cm" fo:margin-right="0cm" fo:margin-top="0cm" fo:margin-bottom="0.1cm" fo:text-indent="0cm"/>
      <style:text-properties fo:font-size="28pt" style:font-size-asian="28pt" style:font-size-complex="28pt"/>
    </style:style>
    <style:style style:name="Présentation_25_20chiffrofête-outline8" style:display-name="Présentation%20chiffrofête-outline8" style:family="presentation" style:parent-style-name="Présentation_25_20chiffrofê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ésentation_25_20chiffrofête-outline9" style:display-name="Présentation%20chiffrofête-outline9" style:family="presentation" style:parent-style-name="Présentation_25_20chiffrofê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ésentation_25_20chiffrofête-subtitle" style:display-name="Présentation%20chiffrofête-subtitle" style:family="presentation">
      <style:graphic-properties draw:stroke="none" draw:fill="none" draw:textarea-vertical-align="middle">
        <text:list-style style:name="Présentation_25_20chiffrofête-subtitle" style:display-name="Présentation%20chiffrofê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ésentation_25_20chiffrofête-title" style:display-name="Présentation%20chiffrofête-title" style:family="presentation">
      <style:graphic-properties draw:stroke="none" draw:fill="none" draw:textarea-vertical-align="middle">
        <text:list-style style:name="Présentation_25_20chiffrofête-title" style:display-name="Présentation%20chiffrofê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74747" style:text-outline="false" style:text-line-through-style="none" style:text-line-through-type="none" style:font-name="Ubuntu3" fo:font-family="Ubuntu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svg:stroke-width="0.1cm" svg:stroke-color="#ffa500" draw:marker-start-width="0.35cm" draw:marker-end-width="0.35cm" draw:fill="none" draw:textarea-vertical-align="middle" fo:padding-top="0.05cm" fo:padding-bottom="0.05cm" fo:padding-left="0.05cm" fo:padding-right="0.05cm"/>
    </style:style>
    <style:style style:name="Mpr3" style:family="presentation" style:parent-style-name="Standard-backgroundobjects">
      <style:graphic-properties svg:stroke-width="0.1cm" svg:stroke-color="#474747" draw:marker-start-width="0.35cm" draw:marker-end-width="0.35cm" draw:fill="none" draw:textarea-vertical-align="middle" fo:padding-top="0.05cm" fo:padding-bottom="0.05cm" fo:padding-left="0.05cm" fo:padding-right="0.0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Présentation_25_20chiffrofête-backgroundobjects">
      <style:graphic-properties draw:stroke="none" draw:fill="none" draw:fill-color="#ffffff" draw:auto-grow-height="false" fo:min-height="1.449cm"/>
    </style:style>
    <style:style style:name="Mpr7" style:family="presentation" style:parent-style-name="Présentation_25_20chiffrofête-backgroundobjects">
      <style:graphic-properties svg:stroke-width="0.1cm" svg:stroke-color="#ffa500" draw:marker-start-width="0.35cm" draw:marker-end-width="0.35cm" draw:fill="none" draw:textarea-vertical-align="middle" fo:padding-top="0.05cm" fo:padding-bottom="0.05cm" fo:padding-left="0.05cm" fo:padding-right="0.05cm"/>
    </style:style>
    <style:style style:name="Mpr8" style:family="presentation" style:parent-style-name="Présentation_25_20chiffrofête-backgroundobjects">
      <style:graphic-properties svg:stroke-width="0.1cm" svg:stroke-color="#474747" draw:marker-start-width="0.35cm" draw:marker-end-width="0.35cm" draw:fill="none" draw:textarea-vertical-align="middle" fo:padding-top="0.05cm" fo:padding-bottom="0.05cm" fo:padding-left="0.05cm" fo:padding-right="0.05cm"/>
    </style:style>
    <style:style style:name="Mpr9" style:family="presentation" style:parent-style-name="Présentation_25_20chiffrofêt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Présentation_25_20chiffrofê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1.363cm" svg:x="1.4cm" svg:y="0.4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line presentation:style-name="Mpr2" draw:text-style-name="MP4" draw:layer="backgroundobjects" svg:x1="1.445cm" svg:y1="2.038cm" svg:x2="26.645cm" svg:y2="2.038cm">
        <text:p/>
      </draw:line>
      <draw:line presentation:style-name="Mpr3" draw:text-style-name="MP4" draw:layer="backgroundobjects" svg:x1="1.4cm" svg:y1="2cm" svg:x2="26.6cm" svg:y2="2cm">
        <text:p/>
      </draw:lin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Présentation_25_20chiffrofête" style:display-name="Présentation%20chiffrofête" style:page-layout-name="PM1" draw:style-name="Mdp1">
      <draw:frame draw:style-name="Mgr3" draw:text-style-name="MP4" draw:layer="backgroundobjects" svg:width="6.692cm" svg:height="6.2cm" svg:x="21.008cm" svg:y="14.5cm">
        <draw:image xlink:href="Pictures/10000201000001B30000019395CA3CAE.png" xlink:type="simple" xlink:show="embed" xlink:actuate="onLoad">
          <text:p/>
        </draw:image>
      </draw:frame>
      <draw:frame presentation:style-name="Présentation_25_20chiffrofête-title" draw:layer="backgroundobjects" svg:width="25.199cm" svg:height="1.363cm" svg:x="1.4cm" svg:y="0.437cm" presentation:class="title" presentation:placeholder="true">
        <draw:text-box/>
      </draw:frame>
      <draw:frame presentation:style-name="Présentation_25_20chiffrofête-outline1" draw:layer="backgroundobjects" svg:width="25.199cm" svg:height="12.18cm" svg:x="1.4cm" svg:y="4.914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line presentation:style-name="Mpr7" draw:text-style-name="MP4" draw:layer="backgroundobjects" svg:x1="1.445cm" svg:y1="2.038cm" svg:x2="26.645cm" svg:y2="2.038cm">
        <text:p/>
      </draw:line>
      <draw:line presentation:style-name="Mpr8" draw:text-style-name="MP4" draw:layer="backgroundobjects" svg:x1="1.4cm" svg:y1="2cm" svg:x2="26.6cm" svg:y2="2cm">
        <text:p/>
      </draw:line>
      <presentation:notes style:page-layout-name="PM0">
        <draw:page-thumbnail presentation:style-name="Présentation_25_20chiffrofête-title" draw:layer="backgroundobjects" svg:width="14.848cm" svg:height="11.136cm" svg:x="3.075cm" svg:y="2.257cm" presentation:class="page"/>
        <draw:frame presentation:style-name="Présentation_25_20chiffrofêt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1-08T08:22:22.338403791</meta:creation-date>
    <dc:date>2015-10-20T20:44:15.481888199</dc:date>
    <meta:editing-duration>PT10H53M57S</meta:editing-duration>
    <meta:editing-cycles>77</meta:editing-cycles>
    <meta:generator>LibreOffice/4.2.8.2$Linux_X86_64 LibreOffice_project/420m0$Build-2</meta:generator>
    <meta:print-date>2014-01-24T13:53:32.194186650</meta:print-date>
    <dc:creator>Djan GICQUEL</dc:creator>
    <meta:document-statistic meta:object-count="117"/>
  </office:meta>
</office:document-meta>
</file>